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b0ef"/>
    </style:style>
    <style:style style:name="T1" style:family="text">
      <style:text-properties officeooo:rsid="000bb0e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zure Disks Cheat Sheet​</text:p>
      <text:p text:style-name="Standard"/>
      <text:p text:style-name="Standard">Azure Managed Disks are block-level storage volumes that are managed by Azure and used with Azure VMs​</text:p>
      <text:p text:style-name="Standard">Managed disks are designed for 99.999% availability.​</text:p>
      <text:p text:style-name="Standard">Azure creates three replicas of your data, allowing for high durability​</text:p>
      <text:p text:style-name="Standard">You can create up to 50,000 VM disks of a type in a subscription per region​</text:p>
      <text:p text:style-name="Standard">Allowing you to create up to 1,000 VMs in a virtual machine scale set using a Marketplace image.​</text:p>
      <text:p text:style-name="Standard">Managed disks are integrated with availability sets ​</text:p>
      <text:p text:style-name="Standard">Managed disks support Availability Zones​</text:p>
      <text:p text:style-name="Standard">Azure Backup can be used to create a backup job with time-based backups and backup retention policies.​</text:p>
      <text:p text:style-name="Standard">You can use Azure role-based access control (RBAC) to assign specific permissions for a managed disk to one or more users.​</text:p>
      <text:p text:style-name="Standard">You can directly import your Virtual Hard drive Disks (VHD) into Azure Disks​</text:p>
      <text:p text:style-name="Standard">You can use Azure Private Links to ensure traffic between Azure Disks and VMs stay within the Microsoft network​</text:p>
      <text:p text:style-name="Standard">Azure Managed Disks supports 2 types of encryption:​</text:p>
      <text:p text:style-name="Standard">Server Side Encryption (SSE) is enabled by default for all managed disks, snapshots, and images​<text:tab/> <text:s text:c="3"/><text:tab/>Temporary disks are not encrypted by server-side encryption unless you enable encryption at host​</text:p>
      <text:p text:style-name="Standard"><text:tab/>Keys can be managed two ways:​</text:p>
      <text:p text:style-name="Standard"><text:tab/><text:tab/>Platform-managed keys — Azure manages your keys​</text:p>
      <text:p text:style-name="Standard"><text:tab/><text:tab/>Customer-managed keys — You manage your keys​ </text:p>
      <text:p text:style-name="Standard">Azure Disk Encryption (ADE) allows you to encrypt the OS and Data disks used by an IaaS Virtual Machine​</text:p>
      <text:p text:style-name="Standard"><text:tab/>For Windows encryption is done by BitLocker​</text:p>
      <text:p text:style-name="Standard"><text:tab/>For Linux encryption is done by DM-Crypt​</text:p>
      <text:p text:style-name="Standard">​There are 3 main disk roles in Azure, the data disk, the OS disk, the temporary disk​</text:p>
      <text:p text:style-name="Standard"><text:tab/>Data Disk​</text:p>
      <text:p text:style-name="Standard"><text:s text:c="4"/><text:tab/><text:tab/>a managed disk that's attached to a virtual machine to store application data, or other data you need to keep​</text:p>
      <text:p text:style-name="P1"><text:s text:c="4"/><text:tab/><text:tab/>registered as SCSI drives and are labeled with a letter that you choose​</text:p>
      <text:p text:style-name="P1"><text:tab/><text:tab/>has a maximum capacity of 32,767 gibibytes (GiB)​ </text:p>
      <text:p text:style-name="P1">The size of the VM determines how many data disks you can attach and the type of storage you can use​ </text:p>
      <text:p text:style-name="Standard"/>
      <text:p text:style-name="Standard">OS Disk​</text:p>
      <text:p text:style-name="Standard"><text:tab/>Every virtual machine has one attached operating system disk. ​</text:p>
      <text:p text:style-name="Standard"><text:tab/>That OS disk has a pre-installed OS, which was selected when the VM was created.​</text:p>
      <text:p text:style-name="Standard"><text:tab/>This disk contains the boot volume.​</text:p>
      <text:p text:style-name="Standard"><text:tab/>This disk has a maximum capacity of 4,095 GiB​ </text:p>
      <text:p text:style-name="Standard">Temporary Disk​</text:p>
      <text:p text:style-name="Standard"><text:tab/>Most VMs contain a temporary disk, which is not a managed disk. ​</text:p>
      <text:p text:style-name="Standard"><text:tab/>provides short-term storage for applications and processes, and is intended to only store data such as page or swap files. ​</text:p>
      <text:p text:style-name="Standard"><text:tab/>Data on the temporary disk may be lost during a maintenance event or when you redeploy a VM.​</text:p>
      <text:p text:style-name="Standard"><text:tab/>During a successful standard reboot of the VM, data on the temporary disk will persist.​</text:p>
      <text:p text:style-name="Standard"><text:soft-page-break/><text:tab/>The temporary disk is typically /dev/sdb and on Lin<text:span text:style-name="T1">ux</text:span> and Windows VMs the temporary disk is D: by default. ​</text:p>
      <text:p text:style-name="Standard"><text:tab/>not encrypted by SSE unless you enable encryption at host.​ </text:p>
      <text:p text:style-name="Standard"><text:tab/>A managed disk snapshot is a read-only crash-consistent full copy of a managed disk that is stored as a standard managed disk by default. ​</text:p>
      <text:p text:style-name="Standard"><text:tab/>Snapshots are point in time recovery​</text:p>
      <text:p text:style-name="Standard"><text:tab/>Snapshots exist independent of the source disk and can be used to create new managed disks​</text:p>
      <text:p text:style-name="Standard"><text:tab/>Snapshots are billed based on the used size. (If you have a 64 GB drive and only use 10 GB you’re only billed the 10GB)​</text:p>
      <text:p text:style-name="Standard"><text:tab/>You can see the used size of your snapshots by looking at the Azure usage report.​ </text:p>
      <text:p text:style-name="Standard">A managed custom image creates an image (of your disk from your VM. Contains all managed disks associated with a VM, OS, and data disks.​</text:p>
      <text:p text:style-name="Standard">A snapshot doesn't have awareness of any disk except the one it contains. ​</text:p>
      <text:p text:style-name="Standard">For a single disk use a managed disk snapshot, for multiple disks such as striping use a managed custom disk​</text:p>
      <text:p text:style-name="Standard">Azure offers 4 tiers of disks: Ultra Disks, Premium SSD, Standard SSD, Standard HDD​</text:p>
      <text:p text:style-name="Standard">Ultra Disks deliver high throughput, high I/OPS, and consistent low latency disk storage for Azure VMs​</text:p>
      <text:p text:style-name="Standard"><text:tab/>dynamically change the performance of the disk, without the need to restart your VM​</text:p>
      <text:p text:style-name="Standard"><text:tab/>suited for data-intensive workloads such as SAP HANA, top tier databases, and transaction-heavy workloads​</text:p>
      <text:p text:style-name="Standard"><text:tab/>can only be used as data disks (use a Premium SSD for OS Disk), Only supported with very specific VM series​ </text:p>
      <text:p text:style-name="Standard">Premium SSD high-performance and low-latency disk support for Azure VMs with input/output (IO)-intensive workloads ​</text:p>
      <text:p text:style-name="Standard"><text:tab/>suitable for mission-critical production applications​</text:p>
      <text:p text:style-name="Standard">only be used with VM series that are premium storage-compatible​</text:p>
      <text:p text:style-name="Standard">Guaranteed IOPS, and throughput of that disk (Standard tiers don’t have IOPS guarantees)​</text:p>
      <text:p text:style-name="Standard">designed to provide low single-digit ms latencies and target IOPS and throughput described in the preceding table 99.9% of the time​ </text:p>
      <text:p text:style-name="Standard"><text:span text:style-name="T1">S</text:span>tandard SSD cost-effective storage option optimized for workloads that need consistent performance at lower IOPS levels​</text:p>
      <text:p text:style-name="Standard"><text:tab/>Compared to standard HDDs, standard SSDs deliver better availability, consistency, reliability, and latency.​</text:p>
      <text:p text:style-name="Standard"><text:tab/>Suitable for Web servers, low IOPS application servers, lightly used enterprise applications, and Dev/Test workloads​</text:p>
      <text:p text:style-name="Standard"><text:tab/>designed to provide single-digit ms latencies and the IOPS and throughput up to the limits described in the preceding table 99% of the time​</text:p>
      <text:p text:style-name="Standard"><text:tab/>IOPS and throughput may vary sometimes depending on the traffic patterns, Available on all Azure VMs​ </text:p>
      <text:p text:style-name="Standard">Standard HDD reliable, low-cost disk support for VMs running latency-insensitive workloads​</text:p>
      <text:p text:style-name="Standard"><text:tab/>available on all Azure VMs​</text:p>
      <text:p text:style-name="Standard"><text:tab/>Latency, IOPS, and Throughput of Standard HDD disks may vary more widely as compared to SSD-based disks​</text:p>
      <text:p text:style-name="Standard"><text:tab/>designed to deliver write latencies under 10ms and read latencies under 20ms for most IO operations​</text:p>
      <text:p text:style-name="Standard"><text:tab/>Available in all Azure regions and can be used with all Azure VMs​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6:56:50.359028989</meta:creation-date>
    <dc:date>2022-04-15T17:04:00.501490797</dc:date>
    <meta:editing-duration>PT7M10S</meta:editing-duration>
    <meta:editing-cycles>1</meta:editing-cycles>
    <meta:document-statistic meta:table-count="0" meta:image-count="0" meta:object-count="0" meta:page-count="2" meta:paragraph-count="66" meta:word-count="880" meta:character-count="5475" meta:non-whitespace-character-count="4422"/>
    <meta:generator>LibreOffice/6.4.7.2$Linux_X86_64 LibreOffice_project/40$Build-2</meta:generator>
  </office:meta>
</office:document-meta>
</file>